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style:line-height-at-least="0.445cm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style:line-height-at-least="0.445cm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color="#222222" loext:opacity="100%" style:font-name="helvetica neue" fo:font-size="12.6000003814697pt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style:line-height-at-least="0.445cm" fo:text-align="center" style:justify-single-word="false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style:line-height-at-least="0.445cm" fo:text-align="center" style:justify-single-word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445cm" fo:text-align="start" style:justify-single-word="false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style:line-height-at-least="0.445cm" fo:text-indent="0cm" style:auto-text-indent="false"/>
      <style:text-properties fo:text-transform="lowercase" fo:color="#222222" loext:opacity="100%" style:font-name="Consolas" fo:font-size="8.39999961853027pt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1" style:family="paragraph" style:parent-style-name="Text_20_body">
      <style:paragraph-properties fo:margin-left="0.021cm" fo:margin-right="0.021cm" fo:margin-top="0.021cm" fo:margin-bottom="0.021cm" style:contextual-spacing="false" fo:line-height="110%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font-style="italic"/>
    </style:style>
    <style:style style:name="T2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6" style:family="text">
      <style:text-properties fo:font-variant="normal" fo:text-transform="none" fo:color="#000000" loext:opacity="100%" style:font-name="verdana" fo:font-size="8.39999961853027pt" fo:letter-spacing="normal" fo:font-style="normal" fo:font-weight="normal" style:font-name-asian="verdana" style:font-size-asian="8.39999961853027pt" style:font-style-asian="normal" style:font-weight-asian="normal" style:font-name-complex="verdana" style:font-size-complex="8.39999961853027pt" style:font-style-complex="normal" style:font-weight-complex="normal" loext:padding="0cm" loext:border="none"/>
    </style:style>
    <style:style style:name="T7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inutes Before the New Year</text:p>
      <text:section text:style-name="Sect1" text:name="pageContent">
        <text:p text:style-name="P4">time limit per test</text:p>
        <text:p text:style-name="P5">1 second</text:p>
        <text:p text:style-name="P4">memory limit per test</text:p>
        <text:p text:style-name="P5">256 megabytes</text:p>
        <text:p text:style-name="P4">input</text:p>
        <text:p text:style-name="P5">standard input</text:p>
        <text:p text:style-name="P4">output</text:p>
        <text:p text:style-name="P5">standard output</text:p>
        <text:p text:style-name="P6">New Year is coming and you are excited to know how many minutes remain before the New Year. You know that currently the clock shows <text:bookmark text:name="MathJax-Element-1-Frame"/><text:bookmark text:name="MathJax-Span-1"/><text:bookmark text:name="MathJax-Span-2"/><text:bookmark text:name="MathJax-Span-3"/><text:span text:style-name="T2">h</text:span><text:span text:style-name="T3">ℎ</text:span> hours and <text:bookmark text:name="MathJax-Element-2-Frame"/><text:bookmark text:name="MathJax-Span-4"/><text:bookmark text:name="MathJax-Span-5"/><text:bookmark text:name="MathJax-Span-6"/><text:span text:style-name="T2">m</text:span><text:span text:style-name="T3">�</text:span> minutes, where <text:bookmark text:name="MathJax-Element-3-Frame"/><text:bookmark text:name="MathJax-Span-7"/><text:bookmark text:name="MathJax-Span-8"/><text:bookmark text:name="MathJax-Span-9"/><text:span text:style-name="T4">0</text:span><text:bookmark text:name="MathJax-Span-10"/><text:span text:style-name="T5">≤</text:span><text:bookmark text:name="MathJax-Span-11"/><text:span text:style-name="T2">h</text:span><text:bookmark text:name="MathJax-Span-12"/><text:span text:style-name="T2">h</text:span><text:bookmark text:name="MathJax-Span-13"/><text:span text:style-name="T4">&lt;</text:span><text:bookmark text:name="MathJax-Span-14"/><text:span text:style-name="T4">24</text:span><text:span text:style-name="T3">0≤ℎℎ&lt;24</text:span> and <text:bookmark text:name="MathJax-Element-4-Frame"/><text:bookmark text:name="MathJax-Span-15"/><text:bookmark text:name="MathJax-Span-16"/><text:bookmark text:name="MathJax-Span-17"/><text:span text:style-name="T4">0</text:span><text:bookmark text:name="MathJax-Span-18"/><text:span text:style-name="T5">≤</text:span><text:bookmark text:name="MathJax-Span-19"/><text:span text:style-name="T2">m</text:span><text:bookmark text:name="MathJax-Span-20"/><text:span text:style-name="T2">m</text:span><text:bookmark text:name="MathJax-Span-21"/><text:span text:style-name="T4">&lt;</text:span><text:bookmark text:name="MathJax-Span-22"/><text:span text:style-name="T4">60</text:span><text:span text:style-name="T3">0≤��&lt;60</text:span>. <text:span text:style-name="T1">We use 24-hour time format!</text:span></text:p>
        <text:p text:style-name="P6">Your task is to find the number of minutes before the New Year. You know that New Year comes when the clock shows <text:bookmark text:name="MathJax-Element-5-Frame"/><text:bookmark text:name="MathJax-Span-23"/><text:bookmark text:name="MathJax-Span-24"/><text:bookmark text:name="MathJax-Span-25"/><text:span text:style-name="T4">0</text:span><text:span text:style-name="T3">0</text:span> hours and <text:bookmark text:name="MathJax-Element-6-Frame"/><text:bookmark text:name="MathJax-Span-26"/><text:bookmark text:name="MathJax-Span-27"/><text:bookmark text:name="MathJax-Span-28"/><text:span text:style-name="T4">0</text:span><text:span text:style-name="T3">0</text:span> minutes.</text:p>
        <text:p text:style-name="P6">You have to answer <text:bookmark text:name="MathJax-Element-7-Frame"/><text:bookmark text:name="MathJax-Span-29"/><text:bookmark text:name="MathJax-Span-30"/><text:bookmark text:name="MathJax-Span-31"/><text:span text:style-name="T2">t</text:span><text:span text:style-name="T3">�</text:span> independent test cases.</text:p>
        <text:p text:style-name="P9">Input</text:p>
        <text:p text:style-name="P6">The first line of the input contains one integer <text:bookmark text:name="MathJax-Element-8-Frame"/><text:bookmark text:name="MathJax-Span-32"/><text:bookmark text:name="MathJax-Span-33"/><text:bookmark text:name="MathJax-Span-34"/><text:span text:style-name="T2">t</text:span><text:span text:style-name="T3">�</text:span> (<text:bookmark text:name="MathJax-Element-9-Frame"/><text:bookmark text:name="MathJax-Span-35"/><text:bookmark text:name="MathJax-Span-36"/><text:bookmark text:name="MathJax-Span-37"/><text:span text:style-name="T4">1</text:span><text:bookmark text:name="MathJax-Span-38"/><text:span text:style-name="T5">≤</text:span><text:bookmark text:name="MathJax-Span-39"/><text:span text:style-name="T2">t</text:span><text:bookmark text:name="MathJax-Span-40"/><text:span text:style-name="T5">≤</text:span><text:bookmark text:name="MathJax-Span-41"/><text:span text:style-name="T4">1439</text:span><text:span text:style-name="T3">1≤�≤1439</text:span>) — the number of test cases.</text:p>
        <text:p text:style-name="P6">The following <text:bookmark text:name="MathJax-Element-10-Frame"/><text:bookmark text:name="MathJax-Span-42"/><text:bookmark text:name="MathJax-Span-43"/><text:bookmark text:name="MathJax-Span-44"/><text:span text:style-name="T2">t</text:span><text:span text:style-name="T3">�</text:span> lines describe test cases. The <text:bookmark text:name="MathJax-Element-11-Frame"/><text:bookmark text:name="MathJax-Span-45"/><text:bookmark text:name="MathJax-Span-46"/><text:bookmark text:name="MathJax-Span-47"/><text:span text:style-name="T2">i</text:span><text:span text:style-name="T3">�</text:span>-th line contains the time as two integers <text:bookmark text:name="MathJax-Element-12-Frame"/><text:bookmark text:name="MathJax-Span-48"/><text:bookmark text:name="MathJax-Span-49"/><text:bookmark text:name="MathJax-Span-50"/><text:span text:style-name="T2">h</text:span><text:span text:style-name="T3">ℎ</text:span> and <text:bookmark text:name="MathJax-Element-13-Frame"/><text:bookmark text:name="MathJax-Span-51"/><text:bookmark text:name="MathJax-Span-52"/><text:bookmark text:name="MathJax-Span-53"/><text:span text:style-name="T2">m</text:span><text:span text:style-name="T3">�</text:span> (<text:bookmark text:name="MathJax-Element-14-Frame"/><text:bookmark text:name="MathJax-Span-54"/><text:bookmark text:name="MathJax-Span-55"/><text:bookmark text:name="MathJax-Span-56"/><text:span text:style-name="T4">0</text:span><text:bookmark text:name="MathJax-Span-57"/><text:span text:style-name="T5">≤</text:span><text:bookmark text:name="MathJax-Span-58"/><text:span text:style-name="T2">h</text:span><text:bookmark text:name="MathJax-Span-59"/><text:span text:style-name="T4">&lt;</text:span><text:bookmark text:name="MathJax-Span-60"/><text:span text:style-name="T4">24</text:span><text:span text:style-name="T3">0≤ℎ&lt;24</text:span>, <text:bookmark text:name="MathJax-Element-15-Frame"/><text:bookmark text:name="MathJax-Span-61"/><text:bookmark text:name="MathJax-Span-62"/><text:bookmark text:name="MathJax-Span-63"/><text:span text:style-name="T4">0</text:span><text:bookmark text:name="MathJax-Span-64"/><text:span text:style-name="T5">≤</text:span><text:bookmark text:name="MathJax-Span-65"/><text:span text:style-name="T2">m</text:span><text:bookmark text:name="MathJax-Span-66"/><text:span text:style-name="T4">&lt;</text:span><text:bookmark text:name="MathJax-Span-67"/><text:span text:style-name="T4">60</text:span><text:span text:style-name="T3">0≤�&lt;60</text:span>). It is guaranteed that this time is <text:span text:style-name="T7">not</text:span> a midnight, i.e. the following two conditions can't be met at the same time: <text:bookmark text:name="MathJax-Element-16-Frame"/><text:bookmark text:name="MathJax-Span-68"/><text:bookmark text:name="MathJax-Span-69"/><text:bookmark text:name="MathJax-Span-70"/><text:span text:style-name="T2">h</text:span><text:bookmark text:name="MathJax-Span-71"/><text:span text:style-name="T4">=</text:span><text:bookmark text:name="MathJax-Span-72"/><text:span text:style-name="T4">0</text:span><text:span text:style-name="T3">ℎ=0</text:span> and <text:bookmark text:name="MathJax-Element-17-Frame"/><text:bookmark text:name="MathJax-Span-73"/><text:bookmark text:name="MathJax-Span-74"/><text:bookmark text:name="MathJax-Span-75"/><text:span text:style-name="T2">m</text:span><text:bookmark text:name="MathJax-Span-76"/><text:span text:style-name="T4">=</text:span><text:bookmark text:name="MathJax-Span-77"/><text:span text:style-name="T4">0</text:span><text:span text:style-name="T3">�=0</text:span>. It is guaranteed that both <text:bookmark text:name="MathJax-Element-18-Frame"/><text:bookmark text:name="MathJax-Span-78"/><text:bookmark text:name="MathJax-Span-79"/><text:bookmark text:name="MathJax-Span-80"/><text:span text:style-name="T2">h</text:span><text:span text:style-name="T3">ℎ</text:span> and <text:bookmark text:name="MathJax-Element-19-Frame"/><text:bookmark text:name="MathJax-Span-81"/><text:bookmark text:name="MathJax-Span-82"/><text:bookmark text:name="MathJax-Span-83"/><text:span text:style-name="T2">m</text:span><text:span text:style-name="T3">�</text:span> are given without leading zeros.</text:p>
        <text:p text:style-name="P9">Output</text:p>
        <text:p text:style-name="P7">For each test case, print the answer on it — the number of minutes before the New Year.</text:p>
        <text:p text:style-name="P8">Example</text:p>
        <text:p text:style-name="P10">input</text:p>
        <text:section text:style-name="Sect1" text:name="id008996755118158486">
          <text:p text:style-name="P11">Copy</text:p>
        </text:section>
        <text:p text:style-name="P1"><text:bookmark text:name="id0048577999400701954"/>5</text:p>
        <text:p text:style-name="P2">23 55</text:p>
        <text:p text:style-name="P2">23 0</text:p>
        <text:p text:style-name="P2">0 1</text:p>
        <text:p text:style-name="P2">4 20</text:p>
        <text:p text:style-name="P2">23 59</text:p>
        <text:p text:style-name="P10">output</text:p>
        <text:section text:style-name="Sect1" text:name="id0024332669535800955">
          <text:p text:style-name="P11">Copy</text:p>
        </text:section>
        <text:p text:style-name="P1"><text:bookmark text:name="id00607369185166936"/>5</text:p>
        <text:p text:style-name="P2">60</text:p>
        <text:p text:style-name="P2">1439</text:p>
        <text:p text:style-name="P2">1180</text:p>
        <text:p text:style-name="P2">1</text:p>
      </text:section>
      <text:p text:style-name="Standard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3T17:34:21.332000000</dc:date>
    <meta:editing-duration>PT10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34" meta:word-count="213" meta:character-count="1130" meta:non-whitespace-character-count="947"/>
  </office:meta>
</office:document-meta>
</file>